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0.757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0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808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76717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fo:border-left="1.76pt solid #000000" fo:border-right="none" style:rotation-align="none" fo:border-top="1.76pt solid #000000"/>
    </style:style>
    <style:style style:name="ce7" style:family="table-cell" style:parent-style-name="Default">
      <style:table-cell-properties fo:border-bottom="none" fo:background-color="#808080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>
      <style:table-cell-properties fo:border-bottom="1.76pt solid #000000" fo:background-color="#000000" style:diagonal-bl-tr="none" style:diagonal-tl-br="none" fo:border-left="1.76pt solid #000000" fo:border-right="none" style:rotation-align="none" fo:border-top="none"/>
    </style:style>
    <style:style style:name="ce10" style:family="table-cell" style:parent-style-name="Default">
      <style:table-cell-properties fo:border-bottom="none" fo:background-color="#767171" style:diagonal-bl-tr="none" style:diagonal-tl-br="none" fo:border-left="1.76pt solid #000000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12" style:family="table-cell" style:parent-style-name="Default">
      <style:table-cell-properties fo:border-bottom="none" fo:background-color="#000000" style:diagonal-bl-tr="none" style:diagonal-tl-br="none" fo:border-left="1.76pt solid #000000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none" fo:background-color="#808080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19" style:family="table-cell" style:parent-style-name="Default">
      <style:table-cell-properties fo:border-bottom="1.76pt solid #000000" fo:background-color="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none" fo:background-color="#767171" style:diagonal-bl-tr="none" style:diagonal-tl-br="none" fo:border-left="none" fo:border-right="none" style:rotation-align="none" fo:border-top="1.76pt solid #000000"/>
    </style:style>
    <style:style style:name="ce21" style:family="table-cell" style:parent-style-name="Default">
      <style:table-cell-properties fo:background-color="#767171" style:diagonal-bl-tr="none" style:diagonal-tl-br="none" fo:border="none" style:rotation-align="none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23" style:family="table-cell" style:parent-style-name="Default">
      <style:table-cell-properties fo:background-color="#7f7f7f" style:diagonal-bl-tr="none" style:diagonal-tl-br="none" fo:border="none" style:rotation-align="none"/>
    </style:style>
    <style:style style:name="ce24" style:family="table-cell" style:parent-style-name="Default">
      <style:table-cell-properties fo:border-bottom="1.76pt solid #000000" fo:background-color="#7f7f7f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1.76pt solid #000000" fo:background-color="#767171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none" fo:background-color="#00b0f0" style:diagonal-bl-tr="none" style:diagonal-tl-br="none" fo:border-left="none" fo:border-right="none" style:rotation-align="none" fo:border-top="1.76pt solid #000000"/>
    </style:style>
    <style:style style:name="ce27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28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fo:background-color="#70ad47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order-bottom="1.76pt solid #000000" fo:background-color="#70ad4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33" style:family="table-cell" style:parent-style-name="Default">
      <style:table-cell-properties fo:border-bottom="none" fo:background-color="#000000" style:diagonal-bl-tr="none" style:diagonal-tl-br="none" fo:border-left="none" fo:border-right="1.76pt solid #000000" style:rotation-align="none" fo:border-top="1.76pt solid #000000"/>
    </style:style>
    <style:style style:name="ce34" style:family="table-cell" style:parent-style-name="Default">
      <style:table-cell-properties fo:border-bottom="none" fo:background-color="#000000" style:diagonal-bl-tr="none" style:diagonal-tl-br="none" fo:border-left="none" fo:border-right="1.76pt solid #000000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37" style:family="table-cell" style:parent-style-name="Default">
      <style:table-cell-properties fo:border-bottom="1.76pt solid #000000" fo:background-color="#000000" style:diagonal-bl-tr="none" style:diagonal-tl-br="none" fo:border-left="none" fo:border-right="1.76pt solid #000000" style:rotation-align="none" fo:border-top="none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39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</style:style>
    <style:style style:name="ce40" style:family="table-cell" style:parent-style-name="Default">
      <style:table-cell-properties fo:border-bottom="none" fo:background-color="#ff0000" style:diagonal-bl-tr="none" style:diagonal-tl-br="none" fo:border-left="1.76pt solid #000000" fo:border-right="none" style:rotation-align="none" fo:border-top="none"/>
    </style:style>
    <style:style style:name="ce41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1.76pt solid #000000"/>
    </style:style>
    <style:style style:name="ce44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0000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6"/>
          <table:table-cell office:value-type="string" calcext:value-type="string">
            <text:p>Map</text:p>
          </table:table-cell>
          <table:table-cell table:number-columns-repeated="12"/>
          <table:table-cell office:value-type="string" calcext:value-type="string">
            <text:p>Path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15"/>
          <table:table-cell table:style-name="ce28"/>
          <table:table-cell table:style-name="ce29" table:number-columns-repeated="3"/>
          <table:table-cell table:style-name="ce28"/>
          <table:table-cell table:style-name="ce33"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28"/>
          <table:table-cell table:style-name="ce29" office:value-type="float" office:value="12" calcext:value-type="float">
            <text:p>12</text:p>
          </table:table-cell>
          <table:table-cell table:style-name="ce28" table:number-columns-repeated="2"/>
          <table:table-cell table:style-name="ce29" table:number-columns-repeated="3"/>
          <table:table-cell table:style-name="ce28"/>
          <table:table-cell table:style-name="ce33"/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/>
          <table:table-cell table:style-name="ce17"/>
          <table:table-cell table:style-name="ce27"/>
          <table:table-cell table:style-name="ce17"/>
          <table:table-cell table:style-name="ce27"/>
          <table:table-cell table:style-name="ce34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4"/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17" office:value-type="float" office:value="9" calcext:value-type="float">
            <text:p>9</text:p>
          </table:table-cell>
          <table:table-cell table:style-name="ce16"/>
          <table:table-cell table:style-name="ce17"/>
          <table:table-cell table:style-name="ce27"/>
          <table:table-cell table:style-name="ce17"/>
          <table:table-cell table:style-name="ce16"/>
          <table:table-cell table:style-name="ce35"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27"/>
          <table:table-cell table:style-name="ce17" office:value-type="float" office:value="7" calcext:value-type="float">
            <text:p>7</text:p>
          </table:table-cell>
          <table:table-cell table:style-name="ce41"/>
          <table:table-cell table:style-name="ce17"/>
          <table:table-cell table:style-name="ce27"/>
          <table:table-cell table:style-name="ce17"/>
          <table:table-cell table:style-name="ce16"/>
          <table:table-cell table:style-name="ce35"/>
          <table:table-cell table:style-name="ce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18"/>
          <table:table-cell table:style-name="ce17" office:value-type="float" office:value="8" calcext:value-type="float">
            <text:p>8</text:p>
          </table:table-cell>
          <table:table-cell table:style-name="ce18" table:number-columns-repeated="2"/>
          <table:table-cell table:style-name="ce27"/>
          <table:table-cell table:style-name="ce17"/>
          <table:table-cell table:style-name="ce27"/>
          <table:table-cell table:style-name="ce34"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27"/>
          <table:table-cell table:style-name="ce17" office:value-type="float" office:value="6" calcext:value-type="float">
            <text:p>6</text:p>
          </table:table-cell>
          <table:table-cell table:style-name="ce27" table:number-columns-repeated="3"/>
          <table:table-cell table:style-name="ce17"/>
          <table:table-cell table:style-name="ce27"/>
          <table:table-cell table:style-name="ce34"/>
          <table:table-cell table:style-name="ce1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8"/>
          <table:table-cell table:style-name="ce16" table:number-columns-repeated="2"/>
          <table:table-cell table:style-name="ce36"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7"/>
          <table:table-cell table:style-name="ce16" table:number-columns-repeated="2"/>
          <table:table-cell table:style-name="ce36"/>
          <table:table-cell table:style-name="ce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8"/>
          <table:table-cell table:style-name="ce16" office:value-type="float" office:value="8" calcext:value-type="float">
            <text:p>8</text:p>
          </table:table-cell>
          <table:table-cell table:style-name="ce18"/>
          <table:table-cell table:style-name="ce16" office:value-type="float" office:value="10" calcext:value-type="float">
            <text:p>10</text:p>
          </table:table-cell>
          <table:table-cell table:style-name="ce18"/>
          <table:table-cell table:style-name="ce27"/>
          <table:table-cell table:style-name="ce17"/>
          <table:table-cell table:style-name="ce34"/>
          <table:table-cell table:style-name="ce1" office:value-type="float" office:value="19" calcext:value-type="float">
            <text:p>19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41"/>
          <table:table-cell table:style-name="ce27"/>
          <table:table-cell table:style-name="ce41"/>
          <table:table-cell table:style-name="ce27"/>
          <table:table-cell table:style-name="ce16" office:value-type="float" office:value="2" calcext:value-type="float">
            <text:p>2</text:p>
          </table:table-cell>
          <table:table-cell table:style-name="ce27" table:number-columns-repeated="2"/>
          <table:table-cell table:style-name="ce17"/>
          <table:table-cell table:style-name="ce34"/>
          <table:table-cell table:style-name="ce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8"/>
          <table:table-cell table:style-name="ce27"/>
          <table:table-cell table:style-name="ce18" table:number-columns-repeated="2"/>
          <table:table-cell table:style-name="ce17" office:value-type="float" office:value="11" calcext:value-type="float">
            <text:p>11</text:p>
          </table:table-cell>
          <table:table-cell table:style-name="ce16"/>
          <table:table-cell table:style-name="ce17"/>
          <table:table-cell table:style-name="ce16"/>
          <table:table-cell table:style-name="ce34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2"/>
          <table:table-cell table:style-name="ce27" table:number-columns-repeated="4"/>
          <table:table-cell table:style-name="ce17" office:value-type="float" office:value="1" calcext:value-type="float">
            <text:p>1</text:p>
          </table:table-cell>
          <table:table-cell table:style-name="ce41"/>
          <table:table-cell table:style-name="ce17"/>
          <table:table-cell table:style-name="ce16"/>
          <table:table-cell table:style-name="ce34"/>
          <table:table-cell table:style-name="ce1"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9" table:number-columns-repeated="4"/>
          <table:table-cell table:style-name="ce30" office:value-type="float" office:value="12" calcext:value-type="float">
            <text:p>12</text:p>
          </table:table-cell>
          <table:table-cell table:style-name="ce19" table:number-columns-repeated="3"/>
          <table:table-cell table:style-name="ce37"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9" table:number-columns-repeated="4"/>
          <table:table-cell table:style-name="ce32" office:value-type="float" office:value="0" calcext:value-type="float">
            <text:p>0</text:p>
          </table:table-cell>
          <table:table-cell table:style-name="ce19" table:number-columns-repeated="3"/>
          <table:table-cell table:style-name="ce37"/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6"/>
          <table:table-cell table:style-name="ce4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20"/>
          <table:table-cell table:style-name="ce26" office:value-type="float" office:value="0" calcext:value-type="float">
            <text:p>0</text:p>
          </table:table-cell>
          <table:table-cell table:style-name="ce20" table:number-columns-repeated="2"/>
          <table:table-cell table:style-name="ce22" office:value-type="float" office:value="15" calcext:value-type="float">
            <text:p>15</text:p>
          </table:table-cell>
          <table:table-cell table:style-name="ce22" table:number-columns-repeated="3"/>
          <table:table-cell table:style-name="ce38"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28"/>
          <table:table-cell table:style-name="ce22" office:value-type="float" office:value="12" calcext:value-type="float">
            <text:p>12</text:p>
          </table:table-cell>
          <table:table-cell table:style-name="ce28" table:number-columns-repeated="2"/>
          <table:table-cell table:style-name="ce22" office:value-type="float" office:value="7" calcext:value-type="float">
            <text:p>7</text:p>
          </table:table-cell>
          <table:table-cell table:style-name="ce43"/>
          <table:table-cell table:style-name="ce22" table:number-columns-repeated="2"/>
          <table:table-cell table:style-name="ce38"/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0"/>
          <table:table-cell table:style-name="ce21"/>
          <table:table-cell table:style-name="ce16" office:value-type="float" office:value="1" calcext:value-type="float">
            <text:p>1</text:p>
          </table:table-cell>
          <table:table-cell table:style-name="ce21" table:number-columns-repeated="2"/>
          <table:table-cell table:style-name="ce16" office:value-type="float" office:value="14" calcext:value-type="float">
            <text:p>14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7"/>
          <table:table-cell table:style-name="ce16" office:value-type="float" office:value="11" calcext:value-type="float">
            <text:p>11</text:p>
          </table:table-cell>
          <table:table-cell table:style-name="ce27" table:number-columns-repeated="2"/>
          <table:table-cell table:style-name="ce16" office:value-type="float" office:value="6" calcext:value-type="float">
            <text:p>6</text:p>
          </table:table-cell>
          <table:table-cell table:style-name="ce27" table:number-columns-repeated="3"/>
          <table:table-cell table:style-name="ce34"/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3"/>
          <table:table-cell table:style-name="ce36"/>
          <table:table-cell table:style-name="ce1" office:value-type="float" office:value="16" calcext:value-type="float">
            <text:p>16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0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41"/>
          <table:table-cell table:style-name="ce16" table:number-columns-repeated="2"/>
          <table:table-cell table:style-name="ce36"/>
          <table:table-cell table:style-name="ce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0"/>
          <table:table-cell table:style-name="ce16" office:value-type="float" office:value="4" calcext:value-type="float">
            <text:p>4</text:p>
          </table:table-cell>
          <table:table-cell table:style-name="ce21" table:number-columns-repeated="3"/>
          <table:table-cell table:style-name="ce16" office:value-type="float" office:value="12" calcext:value-type="float">
            <text:p>12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27" table:number-columns-repeated="3"/>
          <table:table-cell table:style-name="ce16" office:value-type="float" office:value="4" calcext:value-type="float">
            <text:p>4</text:p>
          </table:table-cell>
          <table:table-cell table:style-name="ce27"/>
          <table:table-cell table:style-name="ce16"/>
          <table:table-cell table:style-name="ce27"/>
          <table:table-cell table:style-name="ce36"/>
          <table:table-cell table:style-name="ce1" office:value-type="float" office:value="17" calcext:value-type="float">
            <text:p>17</text:p>
          </table:table-cell>
          <table:table-cell/>
          <table:table-cell table:style-name="ce46"/>
          <table:table-cell table:number-columns-repeated="996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16" office:value-type="float" office:value="5" calcext:value-type="float">
            <text:p>5</text:p>
          </table:table-cell>
          <table:table-cell table:style-name="ce21" table:number-columns-repeated="3"/>
          <table:table-cell table:style-name="ce16" office:value-type="float" office:value="11" calcext:value-type="float">
            <text:p>11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2"/>
          <table:table-cell table:style-name="ce16" office:value-type="float" office:value="7" calcext:value-type="float">
            <text:p>7</text:p>
          </table:table-cell>
          <table:table-cell table:style-name="ce27" table:number-columns-repeated="3"/>
          <table:table-cell table:style-name="ce16" office:value-type="float" office:value="3" calcext:value-type="float">
            <text:p>3</text:p>
          </table:table-cell>
          <table:table-cell table:style-name="ce27"/>
          <table:table-cell table:style-name="ce16"/>
          <table:table-cell table:style-name="ce27"/>
          <table:table-cell table:style-name="ce36"/>
          <table:table-cell table:style-name="ce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7"/>
          <table:table-cell table:style-name="ce36"/>
          <table:table-cell table:style-name="ce1" office:value-type="float" office:value="19" calcext:value-type="float">
            <text:p>19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41"/>
          <table:table-cell table:style-name="ce16"/>
          <table:table-cell table:style-name="ce27"/>
          <table:table-cell table:style-name="ce36"/>
          <table:table-cell table:style-name="ce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2"/>
          <table:table-cell table:style-name="ce21" table:number-columns-repeated="4"/>
          <table:table-cell table:style-name="ce16" office:value-type="float" office:value="11" calcext:value-type="float">
            <text:p>11</text:p>
          </table:table-cell>
          <table:table-cell table:style-name="ce21"/>
          <table:table-cell table:style-name="ce27" table:number-columns-repeated="2"/>
          <table:table-cell table:style-name="ce36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2"/>
          <table:table-cell table:style-name="ce27" table:number-columns-repeated="4"/>
          <table:table-cell table:style-name="ce16" office:value-type="float" office:value="1" calcext:value-type="float">
            <text:p>1</text:p>
          </table:table-cell>
          <table:table-cell table:style-name="ce27" table:number-columns-repeated="3"/>
          <table:table-cell table:style-name="ce36"/>
          <table:table-cell table:style-name="ce1"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9" table:number-columns-repeated="4"/>
          <table:table-cell table:style-name="ce31" office:value-type="float" office:value="12" calcext:value-type="float">
            <text:p>12</text:p>
          </table:table-cell>
          <table:table-cell table:style-name="ce19"/>
          <table:table-cell table:style-name="ce32" table:number-columns-repeated="2"/>
          <table:table-cell table:style-name="ce39"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9" table:number-columns-repeated="4"/>
          <table:table-cell table:style-name="ce42" office:value-type="float" office:value="0" calcext:value-type="float">
            <text:p>0</text:p>
          </table:table-cell>
          <table:table-cell table:style-name="ce19"/>
          <table:table-cell table:style-name="ce32" table:number-columns-repeated="2"/>
          <table:table-cell table:style-name="ce39"/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style-name="ce22" table:number-columns-repeated="3"/>
          <table:table-cell table:style-name="ce38"/>
          <table:table-cell table:style-name="ce1" office:value-type="float" office:value="14" calcext:value-type="float">
            <text:p>14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43"/>
          <table:table-cell table:style-name="ce22" table:number-columns-repeated="2"/>
          <table:table-cell table:style-name="ce38"/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23"/>
          <table:table-cell table:style-name="ce16" office:value-type="float" office:value="13" calcext:value-type="float">
            <text:p>13</text:p>
          </table:table-cell>
          <table:table-cell table:style-name="ce23" table:number-columns-repeated="2"/>
          <table:table-cell table:style-name="ce16" office:value-type="float" office:value="16" calcext:value-type="float">
            <text:p>16</text:p>
          </table:table-cell>
          <table:table-cell table:style-name="ce23"/>
          <table:table-cell table:style-name="ce27" table:number-columns-repeated="2"/>
          <table:table-cell table:style-name="ce36"/>
          <table:table-cell table:style-name="ce1" office:value-type="float" office:value="15" calcext:value-type="float">
            <text:p>15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7"/>
          <table:table-cell table:style-name="ce16" office:value-type="float" office:value="9" calcext:value-type="float">
            <text:p>9</text:p>
          </table:table-cell>
          <table:table-cell table:style-name="ce27" table:number-columns-repeated="2"/>
          <table:table-cell table:style-name="ce16" office:value-type="float" office:value="8" calcext:value-type="float">
            <text:p>8</text:p>
          </table:table-cell>
          <table:table-cell table:style-name="ce27" table:number-columns-repeated="3"/>
          <table:table-cell table:style-name="ce36"/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23"/>
          <table:table-cell table:style-name="ce16" office:value-type="float" office:value="12" calcext:value-type="float">
            <text:p>12</text:p>
          </table:table-cell>
          <table:table-cell table:style-name="ce23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3"/>
          <table:table-cell table:style-name="ce36"/>
          <table:table-cell table:style-name="ce1" office:value-type="float" office:value="16" calcext:value-type="float">
            <text:p>16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41"/>
          <table:table-cell table:style-name="ce16" table:number-columns-repeated="2"/>
          <table:table-cell table:style-name="ce36"/>
          <table:table-cell table:style-name="ce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23"/>
          <table:table-cell table:style-name="ce16" office:value-type="float" office:value="11" calcext:value-type="float">
            <text:p>11</text:p>
          </table:table-cell>
          <table:table-cell table:style-name="ce23"/>
          <table:table-cell table:style-name="ce16" office:value-type="float" office:value="13" calcext:value-type="float">
            <text:p>13</text:p>
          </table:table-cell>
          <table:table-cell table:style-name="ce23"/>
          <table:table-cell table:style-name="ce27" table:number-columns-repeated="3"/>
          <table:table-cell table:style-name="ce36"/>
          <table:table-cell table:style-name="ce1" office:value-type="float" office:value="17" calcext:value-type="float">
            <text:p>17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16" office:value-type="float" office:value="5" calcext:value-type="float">
            <text:p>5</text:p>
          </table:table-cell>
          <table:table-cell table:style-name="ce27" table:number-columns-repeated="4"/>
          <table:table-cell table:style-name="ce36"/>
          <table:table-cell table:style-name="ce1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23"/>
          <table:table-cell table:style-name="ce16" office:value-type="float" office:value="10" calcext:value-type="float">
            <text:p>10</text:p>
          </table:table-cell>
          <table:table-cell table:style-name="ce23"/>
          <table:table-cell table:style-name="ce16" office:value-type="float" office:value="12" calcext:value-type="float">
            <text:p>12</text:p>
          </table:table-cell>
          <table:table-cell table:style-name="ce23" table:number-columns-repeated="2"/>
          <table:table-cell table:style-name="ce27" table:number-columns-repeated="2"/>
          <table:table-cell table:style-name="ce36"/>
          <table:table-cell table:style-name="ce1" office:value-type="float" office:value="18" calcext:value-type="float">
            <text:p>18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27"/>
          <table:table-cell table:style-name="ce16" office:value-type="float" office:value="4" calcext:value-type="float">
            <text:p>4</text:p>
          </table:table-cell>
          <table:table-cell table:style-name="ce27" table:number-columns-repeated="4"/>
          <table:table-cell table:style-name="ce36"/>
          <table:table-cell table:style-name="ce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36"/>
          <table:table-cell table:style-name="ce1" office:value-type="float" office:value="19" calcext:value-type="float">
            <text:p>19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41"/>
          <table:table-cell table:style-name="ce16"/>
          <table:table-cell table:style-name="ce36"/>
          <table:table-cell table:style-name="ce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3" table:number-columns-repeated="4"/>
          <table:table-cell table:style-name="ce16" office:value-type="float" office:value="13" calcext:value-type="float">
            <text:p>13</text:p>
          </table:table-cell>
          <table:table-cell table:style-name="ce23"/>
          <table:table-cell table:style-name="ce27"/>
          <table:table-cell table:style-name="ce16"/>
          <table:table-cell table:style-name="ce34"/>
          <table:table-cell table:style-name="ce1" office:value-type="float" office:value="20" calcext:value-type="float">
            <text:p>2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0"/>
          <table:table-cell table:style-name="ce27" table:number-columns-repeated="4"/>
          <table:table-cell table:style-name="ce16" office:value-type="float" office:value="1" calcext:value-type="float">
            <text:p>1</text:p>
          </table:table-cell>
          <table:table-cell table:style-name="ce27" table:number-columns-repeated="2"/>
          <table:table-cell table:style-name="ce16"/>
          <table:table-cell table:style-name="ce34"/>
          <table:table-cell table:style-name="ce1"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/>
          <table:table-cell table:style-name="ce5" office:value-type="float" office:value="21" calcext:value-type="float">
            <text:p>21</text:p>
          </table:table-cell>
          <table:table-cell table:style-name="ce14" office:value-type="float" office:value="9" calcext:value-type="float">
            <text:p>9</text:p>
          </table:table-cell>
          <table:table-cell table:style-name="ce24"/>
          <table:table-cell table:style-name="ce19" table:number-columns-repeated="3"/>
          <table:table-cell table:style-name="ce31" office:value-type="float" office:value="14" calcext:value-type="float">
            <text:p>14</text:p>
          </table:table-cell>
          <table:table-cell table:style-name="ce19" table:number-columns-repeated="3"/>
          <table:table-cell table:style-name="ce37"/>
          <table:table-cell table:style-name="ce1" office:value-type="float" office:value="21" calcext:value-type="float">
            <text:p>21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14"/>
          <table:table-cell table:style-name="ce19" table:number-columns-repeated="4"/>
          <table:table-cell table:style-name="ce42" office:value-type="float" office:value="0" calcext:value-type="float">
            <text:p>0</text:p>
          </table:table-cell>
          <table:table-cell table:style-name="ce19" table:number-columns-repeated="3"/>
          <table:table-cell table:style-name="ce37"/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4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20"/>
          <table:table-cell table:style-name="ce26" office:value-type="float" office:value="0" calcext:value-type="float">
            <text:p>0</text:p>
          </table:table-cell>
          <table:table-cell table:style-name="ce20" table:number-columns-repeated="2"/>
          <table:table-cell table:style-name="ce22" office:value-type="float" office:value="17" calcext:value-type="float">
            <text:p>17</text:p>
          </table:table-cell>
          <table:table-cell table:style-name="ce22" table:number-columns-repeated="3"/>
          <table:table-cell table:style-name="ce38"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20"/>
          <table:table-cell table:style-name="ce26" office:value-type="float" office:value="12" calcext:value-type="float">
            <text:p>12</text:p>
          </table:table-cell>
          <table:table-cell table:style-name="ce20" table:number-columns-repeated="2"/>
          <table:table-cell table:style-name="ce22" office:value-type="float" office:value="7" calcext:value-type="float">
            <text:p>7</text:p>
          </table:table-cell>
          <table:table-cell table:style-name="ce44"/>
          <table:table-cell table:style-name="ce22" table:number-columns-repeated="2"/>
          <table:table-cell table:style-name="ce38"/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0"/>
          <table:table-cell table:style-name="ce21"/>
          <table:table-cell table:style-name="ce16" office:value-type="float" office:value="1" calcext:value-type="float">
            <text:p>1</text:p>
          </table:table-cell>
          <table:table-cell table:style-name="ce21" table:number-columns-repeated="2"/>
          <table:table-cell table:style-name="ce16" office:value-type="float" office:value="16" calcext:value-type="float">
            <text:p>16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"/>
          <table:table-cell table:style-name="ce21"/>
          <table:table-cell table:style-name="ce16" office:value-type="float" office:value="11" calcext:value-type="float">
            <text:p>11</text:p>
          </table:table-cell>
          <table:table-cell table:style-name="ce21" table:number-columns-repeated="2"/>
          <table:table-cell table:style-name="ce16" office:value-type="float" office:value="6" calcext:value-type="float">
            <text:p>6</text:p>
          </table:table-cell>
          <table:table-cell table:style-name="ce21"/>
          <table:table-cell table:style-name="ce27" table:number-columns-repeated="2"/>
          <table:table-cell table:style-name="ce34"/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3"/>
          <table:table-cell table:style-name="ce36"/>
          <table:table-cell table:style-name="ce1" office:value-type="float" office:value="16" calcext:value-type="float">
            <text:p>1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40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45"/>
          <table:table-cell table:style-name="ce16" table:number-columns-repeated="2"/>
          <table:table-cell table:style-name="ce36"/>
          <table:table-cell table:style-name="ce1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0"/>
          <table:table-cell table:style-name="ce16" office:value-type="float" office:value="4" calcext:value-type="float">
            <text:p>4</text:p>
          </table:table-cell>
          <table:table-cell table:style-name="ce21" table:number-columns-repeated="3"/>
          <table:table-cell table:style-name="ce16" office:value-type="float" office:value="14" calcext:value-type="float">
            <text:p>14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0"/>
          <table:table-cell table:style-name="ce16" office:value-type="float" office:value="8" calcext:value-type="float">
            <text:p>8</text:p>
          </table:table-cell>
          <table:table-cell table:style-name="ce21" table:number-columns-repeated="3"/>
          <table:table-cell table:style-name="ce16" office:value-type="float" office:value="4" calcext:value-type="float">
            <text:p>4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16" office:value-type="float" office:value="5" calcext:value-type="float">
            <text:p>5</text:p>
          </table:table-cell>
          <table:table-cell table:style-name="ce21"/>
          <table:table-cell table:style-name="ce27"/>
          <table:table-cell table:style-name="ce21"/>
          <table:table-cell table:style-name="ce16" office:value-type="float" office:value="13" calcext:value-type="float">
            <text:p>13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16" office:value-type="float" office:value="7" calcext:value-type="float">
            <text:p>7</text:p>
          </table:table-cell>
          <table:table-cell table:style-name="ce21"/>
          <table:table-cell table:style-name="ce27"/>
          <table:table-cell table:style-name="ce21"/>
          <table:table-cell table:style-name="ce16" office:value-type="float" office:value="3" calcext:value-type="float">
            <text:p>3</text:p>
          </table:table-cell>
          <table:table-cell table:style-name="ce21"/>
          <table:table-cell table:style-name="ce16"/>
          <table:table-cell table:style-name="ce27"/>
          <table:table-cell table:style-name="ce36"/>
          <table:table-cell table:style-name="ce1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6" office:value-type="float" office:value="6" calcext:value-type="float">
            <text:p>6</text:p>
          </table:table-cell>
          <table:table-cell table:style-name="ce21" table:number-columns-repeated="3"/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27"/>
          <table:table-cell table:style-name="ce36"/>
          <table:table-cell table:style-name="ce1" office:value-type="float" office:value="19" calcext:value-type="float">
            <text:p>19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6" office:value-type="float" office:value="6" calcext:value-type="float">
            <text:p>6</text:p>
          </table:table-cell>
          <table:table-cell table:style-name="ce21" table:number-columns-repeated="3"/>
          <table:table-cell table:style-name="ce16" office:value-type="float" office:value="2" calcext:value-type="float">
            <text:p>2</text:p>
          </table:table-cell>
          <table:table-cell table:style-name="ce45"/>
          <table:table-cell table:style-name="ce16"/>
          <table:table-cell table:style-name="ce27"/>
          <table:table-cell table:style-name="ce36"/>
          <table:table-cell table:style-name="ce1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21"/>
          <table:table-cell table:style-name="ce27" table:number-columns-repeated="2"/>
          <table:table-cell table:style-name="ce36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style-name="ce27" table:number-columns-repeated="2"/>
          <table:table-cell table:style-name="ce36"/>
          <table:table-cell table:style-name="ce1" office:value-type="float" office:value="20" calcext:value-type="float">
            <text:p>20</text:p>
          </table:table-cell>
          <table:table-cell table:number-columns-repeated="998"/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25" table:number-columns-repeated="4"/>
          <table:table-cell table:style-name="ce31" office:value-type="float" office:value="12" calcext:value-type="float">
            <text:p>12</text:p>
          </table:table-cell>
          <table:table-cell table:style-name="ce19"/>
          <table:table-cell table:style-name="ce32" table:number-columns-repeated="2"/>
          <table:table-cell table:style-name="ce39"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25" table:number-columns-repeated="4"/>
          <table:table-cell table:style-name="ce31" office:value-type="float" office:value="0" calcext:value-type="float">
            <text:p>0</text:p>
          </table:table-cell>
          <table:table-cell table:style-name="ce19"/>
          <table:table-cell table:style-name="ce32" table:number-columns-repeated="2"/>
          <table:table-cell table:style-name="ce39"/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99"/>
        </table:table-row>
        <table:table-row table:style-name="ro3">
          <table:table-cell/>
          <table:table-cell table:style-name="ce1" office:value-type="float" office:value="14" calcext:value-type="float">
            <text:p>14</text:p>
          </table:table-cell>
          <table:table-cell table:style-name="ce6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15"/>
          <table:table-cell table:style-name="ce28"/>
          <table:table-cell table:style-name="ce29" table:number-columns-repeated="3"/>
          <table:table-cell table:style-name="ce28"/>
          <table:table-cell table:style-name="ce33"/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6"/>
          <table:table-cell table:style-name="ce28" table:number-columns-repeated="3"/>
          <table:table-cell table:style-name="ce22" office:value-type="float" office:value="0" calcext:value-type="float">
            <text:p>0</text:p>
          </table:table-cell>
          <table:table-cell table:style-name="ce28" table:number-columns-repeated="4"/>
          <table:table-cell table:style-name="ce33"/>
          <table:table-cell table:style-name="ce1" office:value-type="float" office:value="21" calcext:value-type="float">
            <text:p>21</text:p>
          </table:table-cell>
          <table:table-cell table:number-columns-repeated="998"/>
        </table:table-row>
        <table:table-row table:style-name="ro3">
          <table:table-cell/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/>
          <table:table-cell table:style-name="ce17"/>
          <table:table-cell table:style-name="ce27"/>
          <table:table-cell table:style-name="ce17"/>
          <table:table-cell table:style-name="ce27"/>
          <table:table-cell table:style-name="ce34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2"/>
          <table:table-cell table:style-name="ce16" table:number-columns-repeated="2"/>
          <table:table-cell table:style-name="ce41"/>
          <table:table-cell table:style-name="ce16" office:value-type="float" office:value="1" calcext:value-type="float">
            <text:p>1</text:p>
          </table:table-cell>
          <table:table-cell table:style-name="ce27" table:number-columns-repeated="4"/>
          <table:table-cell table:style-name="ce34"/>
          <table:table-cell table:style-name="ce1" office:value-type="float" office:value="20" calcext:value-type="float">
            <text:p>20</text:p>
          </table:table-cell>
          <table:table-cell/>
          <table:table-cell table:style-name="ce47"/>
          <table:table-cell table:number-columns-repeated="996"/>
        </table:table-row>
        <table:table-row table:style-name="ro3">
          <table:table-cell/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17" office:value-type="float" office:value="9" calcext:value-type="float">
            <text:p>9</text:p>
          </table:table-cell>
          <table:table-cell table:style-name="ce16"/>
          <table:table-cell table:style-name="ce17"/>
          <table:table-cell table:style-name="ce27"/>
          <table:table-cell table:style-name="ce17"/>
          <table:table-cell table:style-name="ce16"/>
          <table:table-cell table:style-name="ce35"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2"/>
          <table:table-cell table:style-name="ce16"/>
          <table:table-cell table:style-name="ce27" table:number-columns-repeated="2"/>
          <table:table-cell table:style-name="ce16" office:value-type="float" office:value="2" calcext:value-type="float">
            <text:p>2</text:p>
          </table:table-cell>
          <table:table-cell table:style-name="ce27"/>
          <table:table-cell table:style-name="ce41"/>
          <table:table-cell table:style-name="ce27"/>
          <table:table-cell table:style-name="ce41"/>
          <table:table-cell table:style-name="ce36"/>
          <table:table-cell table:style-name="ce4" office:value-type="float" office:value="19" calcext:value-type="float">
            <text:p>19</text:p>
          </table:table-cell>
          <table:table-cell table:number-columns-repeated="998"/>
        </table:table-row>
        <table:table-row table:style-name="ro3">
          <table:table-cell/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18"/>
          <table:table-cell table:style-name="ce17" office:value-type="float" office:value="8" calcext:value-type="float">
            <text:p>8</text:p>
          </table:table-cell>
          <table:table-cell table:style-name="ce18" table:number-columns-repeated="2"/>
          <table:table-cell table:style-name="ce27"/>
          <table:table-cell table:style-name="ce17"/>
          <table:table-cell table:style-name="ce27"/>
          <table:table-cell table:style-name="ce34"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1"/>
          <table:table-cell table:style-name="ce16" table:number-columns-repeated="2"/>
          <table:table-cell table:style-name="ce2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34"/>
          <table:table-cell table:style-name="ce1" office:value-type="float" office:value="18" calcext:value-type="float">
            <text:p>18</text:p>
          </table:table-cell>
          <table:table-cell table:number-columns-repeated="998"/>
        </table:table-row>
        <table:table-row table:style-name="ro3">
          <table:table-cell/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8"/>
          <table:table-cell table:style-name="ce16" table:number-columns-repeated="2"/>
          <table:table-cell table:style-name="ce36"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2"/>
          <table:table-cell table:style-name="ce27"/>
          <table:table-cell table:style-name="ce16"/>
          <table:table-cell table:style-name="ce27" table:number-columns-repeated="3"/>
          <table:table-cell table:style-name="ce16" office:value-type="float" office:value="6" calcext:value-type="float">
            <text:p>6</text:p>
          </table:table-cell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34"/>
          <table:table-cell table:style-name="ce1" office:value-type="float" office:value="17" calcext:value-type="float">
            <text:p>17</text:p>
          </table:table-cell>
          <table:table-cell table:number-columns-repeated="998"/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8"/>
          <table:table-cell table:style-name="ce16" office:value-type="float" office:value="8" calcext:value-type="float">
            <text:p>8</text:p>
          </table:table-cell>
          <table:table-cell table:style-name="ce18"/>
          <table:table-cell table:style-name="ce16" office:value-type="float" office:value="10" calcext:value-type="float">
            <text:p>10</text:p>
          </table:table-cell>
          <table:table-cell table:style-name="ce18"/>
          <table:table-cell table:style-name="ce27"/>
          <table:table-cell table:style-name="ce17"/>
          <table:table-cell table:style-name="ce34"/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1"/>
          <table:table-cell table:style-name="ce16" table:number-columns-repeated="2"/>
          <table:table-cell table:style-name="ce27"/>
          <table:table-cell table:style-name="ce16"/>
          <table:table-cell table:style-name="ce41"/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16" office:value-type="float" office:value="9" calcext:value-type="float">
            <text:p>9</text:p>
          </table:table-cell>
          <table:table-cell table:style-name="ce34"/>
          <table:table-cell table:style-name="ce1" office:value-type="float" office:value="16" calcext:value-type="float">
            <text:p>16</text:p>
          </table:table-cell>
          <table:table-cell table:number-columns-repeated="998"/>
        </table:table-row>
        <table:table-row table:style-name="ro3">
          <table:table-cell/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8"/>
          <table:table-cell table:style-name="ce27"/>
          <table:table-cell table:style-name="ce18" table:number-columns-repeated="2"/>
          <table:table-cell table:style-name="ce17" office:value-type="float" office:value="11" calcext:value-type="float">
            <text:p>11</text:p>
          </table:table-cell>
          <table:table-cell table:style-name="ce16"/>
          <table:table-cell table:style-name="ce17"/>
          <table:table-cell table:style-name="ce16"/>
          <table:table-cell table:style-name="ce34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7"/>
          <table:table-cell table:style-name="ce16"/>
          <table:table-cell table:style-name="ce27"/>
          <table:table-cell table:style-name="ce16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34"/>
          <table:table-cell table:style-name="ce1"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/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9" table:number-columns-repeated="4"/>
          <table:table-cell table:style-name="ce30" office:value-type="float" office:value="12" calcext:value-type="float">
            <text:p>12</text:p>
          </table:table-cell>
          <table:table-cell table:style-name="ce19" table:number-columns-repeated="3"/>
          <table:table-cell table:style-name="ce37"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9"/>
          <table:table-cell table:style-name="ce19"/>
          <table:table-cell table:style-name="ce32" table:number-columns-repeated="3"/>
          <table:table-cell table:style-name="ce19" table:number-columns-repeated="2"/>
          <table:table-cell table:style-name="ce32" office:value-type="float" office:value="12" calcext:value-type="float">
            <text:p>12</text:p>
          </table:table-cell>
          <table:table-cell table:style-name="ce19"/>
          <table:table-cell table:style-name="ce37"/>
          <table:table-cell table:style-name="ce1" office:value-type="float" office:value="14" calcext:value-type="float">
            <text:p>14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loext:fill-character> </loext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loext:fill-character> </loext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Tronje</meta:initial-creator>
    <dc:creator>Elena </dc:creator>
    <meta:creation-date>2016-04-21T11:37:43</meta:creation-date>
    <dc:date>2016-05-08T16:35:11.565769831</dc:date>
    <meta:generator>LibreOffice/4.3.3.2$Linux_X86_64 LibreOffice_project/430m0$Build-2</meta:generator>
    <meta:editing-duration>PT23M22S</meta:editing-duration>
    <meta:editing-cycles>2</meta:editing-cycles>
    <meta:document-statistic meta:table-count="1" meta:cell-count="575" meta:object-count="0"/>
    <meta:user-defined meta:name="AppVersion">15.0300</meta:user-defined>
    <meta:user-defined meta:name="Company">Linkoping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